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text-align="start" style:justify-single-word="false"/>
      <style:text-properties officeooo:rsid="000da27c" officeooo:paragraph-rsid="00115411"/>
    </style:style>
    <style:style style:name="P2" style:family="paragraph" style:parent-style-name="Text_20_body" style:list-style-name="L1">
      <style:paragraph-properties fo:text-align="start" style:justify-single-word="false"/>
      <style:text-properties officeooo:rsid="001e27c2" officeooo:paragraph-rsid="00115411"/>
    </style:style>
    <style:style style:name="P3" style:family="paragraph" style:parent-style-name="Text_20_body" style:list-style-name="L1">
      <style:paragraph-properties fo:text-align="start" style:justify-single-word="false"/>
      <style:text-properties officeooo:rsid="00204d03" officeooo:paragraph-rsid="00115411"/>
    </style:style>
    <style:style style:name="P4" style:family="paragraph" style:parent-style-name="Text_20_body" style:list-style-name="L1">
      <style:paragraph-properties fo:text-align="start" style:justify-single-word="false"/>
      <style:text-properties officeooo:rsid="00212d56" officeooo:paragraph-rsid="00115411"/>
    </style:style>
    <style:style style:name="P5" style:family="paragraph" style:parent-style-name="Text_20_body">
      <style:text-properties officeooo:rsid="00115411" officeooo:paragraph-rsid="00115411"/>
    </style:style>
    <style:style style:name="P6" style:family="paragraph" style:parent-style-name="Text_20_body" style:list-style-name="L4">
      <style:paragraph-properties fo:text-align="start" style:justify-single-word="false"/>
      <style:text-properties officeooo:rsid="00131e64" officeooo:paragraph-rsid="00131e64"/>
    </style:style>
    <style:style style:name="P7" style:family="paragraph" style:parent-style-name="Title">
      <style:text-properties officeooo:rsid="00115411" officeooo:paragraph-rsid="00115411"/>
    </style:style>
    <style:style style:name="P8" style:family="paragraph" style:parent-style-name="Heading_20_1">
      <style:paragraph-properties fo:text-align="center" style:justify-single-word="false"/>
      <style:text-properties officeooo:rsid="00115411" officeooo:paragraph-rsid="00115411"/>
    </style:style>
    <style:style style:name="T1" style:family="text">
      <style:text-properties officeooo:rsid="00108f5f"/>
    </style:style>
    <style:style style:name="T2" style:family="text">
      <style:text-properties officeooo:rsid="00204d03"/>
    </style:style>
    <style:style style:name="T3" style:family="text">
      <style:text-properties officeooo:rsid="0022953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duct Backlog</text:p>
      <text:p text:style-name="P5">last edited: 11.02.2020</text:p>
      <text:h text:style-name="P8" text:outline-level="1">Tasks to be done:</text:h>
      <text:list xml:id="list6567236390163442371" text:style-name="L1">
        <text:list-item>
          <text:p text:style-name="P2">Collection of training data- all of the known songs composed by Bach in MIDI format. <text:span text:style-name="T2">If there is time left after all work is done, other datasets (other composers? works of different composers, but only within one sub-genre of classical music?) might be considered.</text:span></text:p>
        </text:list-item>
        <text:list-item>
          <text:p text:style-name="P3">A more detailed research on Neural Networks, focusing on Recurrent Neural Networks and Long Short-Memory Networks</text:p>
        </text:list-item>
        <text:list-item>
          <text:p text:style-name="P3">A more detailed resarch on <text:span text:style-name="T3">previous attempts on AI music generation made by other people.</text:span></text:p>
        </text:list-item>
        <text:list-item>
          <text:p text:style-name="P1">Design <text:span text:style-name="T1">a Neural Network (what information needs to be taken as an input, what information needs to be output, the topology of the hidden layers, etc.) that should be able to imitate the style of Johann Sebastian Bach.</text:span></text:p>
        </text:list-item>
        <text:list-item text:start-value="1">
          <text:p text:style-name="P4">Implement the aforementioned design in Java using the DL4J library.</text:p>
        </text:list-item>
        <text:list-item>
          <text:p text:style-name="P1">Learn how to extract needed information from MIDI files, <text:span text:style-name="T1">and how to encode the output into a new MIDI file.</text:span></text:p>
        </text:list-item>
      </text:list>
      <text:h text:style-name="P8" text:outline-level="1">Tasks already done:</text:h>
      <text:list xml:id="list4555155158839301440" text:style-name="L4">
        <text:list-item>
          <text:p text:style-name="P6">A basic program that extracts information from Midi files (might need further development if the design on what information needs to be extracted changes, currently only reads note on/note off events)</text:p>
        </text:list-item>
        <text:list-item>
          <text:p text:style-name="P6">Set up a repository on githu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2:23:29.889000000</meta:creation-date>
    <dc:date>2020-02-11T12:34:39.093000000</dc:date>
    <meta:editing-duration>PT11M9S</meta:editing-duration>
    <meta:editing-cycles>2</meta:editing-cycles>
    <meta:generator>LibreOffice/4.4.3.2$Windows_x86 LibreOffice_project/88805f81e9fe61362df02b9941de8e38a9b5fd16</meta:generator>
    <meta:document-statistic meta:table-count="0" meta:image-count="0" meta:object-count="0" meta:page-count="1" meta:paragraph-count="12" meta:word-count="200" meta:character-count="1169" meta:non-whitespace-character-count="989"/>
  </office:meta>
</office:document-meta>
</file>